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af89c9"/>
    </style:style>
    <style:style style:name="P10" style:family="paragraph" style:parent-style-name="Text_20_body">
      <style:text-properties officeooo:rsid="478823fb" officeooo:paragraph-rsid="47af89c9"/>
    </style:style>
    <style:style style:name="P11" style:family="paragraph" style:parent-style-name="Text_20_body">
      <style:text-properties officeooo:rsid="4789ea90" officeooo:paragraph-rsid="47af89c9"/>
    </style:style>
    <style:style style:name="P12" style:family="paragraph" style:parent-style-name="Text_20_body">
      <style:text-properties officeooo:rsid="4792d385" officeooo:paragraph-rsid="47af89c9"/>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style:use-window-font-color="true" style:font-name="Georgia" fo:font-size="10pt" fo:letter-spacing="0.004cm" fo:language="cs" fo:country="CZ" fo:font-style="normal" officeooo:rsid="47902666" officeooo:paragraph-rsid="47af89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 style:family="paragraph" style:parent-style-name="Text_20_body">
      <style:text-properties officeooo:paragraph-rsid="47b18bc0"/>
    </style:style>
    <style:style style:name="P22" style:family="paragraph" style:parent-style-name="Text_20_body">
      <style:text-properties style:text-line-through-style="solid" style:text-line-through-type="single" officeooo:rsid="49236a28" officeooo:paragraph-rsid="47b18bc0"/>
    </style:style>
    <style:style style:name="P23" style:family="paragraph" style:parent-style-name="Text_20_body">
      <style:text-properties officeooo:rsid="49236a28" officeooo:paragraph-rsid="47b18bc0"/>
    </style:style>
    <style:style style:name="P24" style:family="paragraph" style:parent-style-name="Text_20_body">
      <style:text-properties style:text-line-through-style="none" style:text-line-through-type="none" officeooo:rsid="47b18bc0" officeooo:paragraph-rsid="47b18bc0"/>
    </style:style>
    <style:style style:name="P25" style:family="paragraph" style:parent-style-name="Text_20_body">
      <style:text-properties style:text-line-through-style="none" style:text-line-through-type="none" officeooo:rsid="47b18bc0" officeooo:paragraph-rsid="47b47651"/>
    </style:style>
    <style:style style:name="P26" style:family="paragraph" style:parent-style-name="Text_20_body">
      <style:text-properties style:text-line-through-style="none" style:text-line-through-type="none" officeooo:rsid="47b18bc0" officeooo:paragraph-rsid="47b5825f"/>
    </style:style>
    <style:style style:name="P27" style:family="paragraph" style:parent-style-name="Text_20_body">
      <style:text-properties officeooo:rsid="49683d3b" officeooo:paragraph-rsid="47b3632f"/>
    </style:style>
    <style:style style:name="P28" style:family="paragraph" style:parent-style-name="Text_20_body">
      <style:text-properties officeooo:paragraph-rsid="47b47651"/>
    </style:style>
    <style:style style:name="P29" style:family="paragraph" style:parent-style-name="Text_20_body">
      <style:text-properties officeooo:paragraph-rsid="47b5825f"/>
    </style:style>
    <style:style style:name="P30" style:family="paragraph" style:parent-style-name="Text_20_body">
      <style:text-properties officeooo:rsid="4906b967" officeooo:paragraph-rsid="47b6c19a"/>
    </style:style>
    <style:style style:name="P31" style:family="paragraph" style:parent-style-name="Standard">
      <style:paragraph-properties fo:text-align="center" style:justify-single-word="false"/>
      <style:text-properties officeooo:rsid="057aae1d" officeooo:paragraph-rsid="410d52db"/>
    </style:style>
    <style:style style:name="P3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7"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38" style:family="paragraph" style:parent-style-name="Example_20_Header">
      <style:text-properties officeooo:paragraph-rsid="0ce95318"/>
    </style:style>
    <style:style style:name="P39" style:family="paragraph" style:parent-style-name="Contents_20_2">
      <style:paragraph-properties>
        <style:tab-stops>
          <style:tab-stop style:position="14.801cm" style:type="right" style:leader-style="dotted" style:leader-text="."/>
        </style:tab-stops>
      </style:paragraph-properties>
    </style:style>
    <style:style style:name="P40" style:family="paragraph" style:parent-style-name="Contents_20_1">
      <style:paragraph-properties>
        <style:tab-stops>
          <style:tab-stop style:position="14.801cm" style:type="right" style:leader-style="dotted" style:leader-text="."/>
        </style:tab-stops>
      </style:paragraph-properties>
    </style:style>
    <style:style style:name="P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45" style:family="paragraph" style:parent-style-name="Text_20_body" style:master-page-name="Standard">
      <style:paragraph-properties fo:text-align="end" style:justify-single-word="false" style:page-number="auto"/>
      <style:text-properties officeooo:rsid="46e075e5" officeooo:paragraph-rsid="46e075e5"/>
    </style:style>
    <style:style style:name="P46" style:family="paragraph" style:parent-style-name="Text_20_body">
      <style:text-properties style:text-line-through-style="none" style:text-line-through-type="none" officeooo:rsid="4906b967" officeooo:paragraph-rsid="47b6c19a"/>
    </style:style>
    <style:style style:name="P47" style:family="paragraph" style:parent-style-name="Heading_20_4">
      <style:text-properties officeooo:paragraph-rsid="47af89c9"/>
    </style:style>
    <style:style style:name="P48" style:family="paragraph" style:parent-style-name="Heading_20_4">
      <style:text-properties style:text-line-through-style="solid" style:text-line-through-type="single" officeooo:rsid="47b82adc" officeooo:paragraph-rsid="47b82adc"/>
    </style:style>
    <style:style style:name="P49" style:family="paragraph" style:parent-style-name="Heading_20_4">
      <style:text-properties style:text-line-through-style="solid" style:text-line-through-type="single" officeooo:paragraph-rsid="47b87007"/>
    </style:style>
    <style:style style:name="P50"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1" style:family="paragraph" style:parent-style-name="Heading_20_2">
      <style:text-properties officeooo:rsid="44ed83b1" officeooo:paragraph-rsid="44ed83b1"/>
    </style:style>
    <style:style style:name="P52" style:family="paragraph" style:parent-style-name="Heading_20_2">
      <style:text-properties officeooo:paragraph-rsid="47af89c9"/>
    </style:style>
    <style:style style:name="P53" style:family="paragraph" style:parent-style-name="Heading_20_3">
      <style:text-properties officeooo:paragraph-rsid="47ac661a"/>
    </style:style>
    <style:style style:name="P54"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55"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56"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57" style:family="paragraph" style:parent-style-name="Heading_20_3">
      <style:text-properties officeooo:paragraph-rsid="47af89c9"/>
    </style:style>
    <style:style style:name="P58" style:family="paragraph" style:parent-style-name="Heading_20_3">
      <style:text-properties style:text-line-through-style="solid" style:text-line-through-type="single" officeooo:rsid="4958dfcd" officeooo:paragraph-rsid="47b3632f"/>
    </style:style>
    <style:style style:name="P59" style:family="paragraph" style:parent-style-name="Heading_20_3">
      <style:text-properties officeooo:paragraph-rsid="47b18bc0"/>
    </style:style>
    <style:style style:name="P60" style:family="paragraph" style:parent-style-name="Heading_20_3">
      <style:text-properties officeooo:rsid="497164dd" officeooo:paragraph-rsid="47b47651"/>
    </style:style>
    <style:style style:name="P61" style:family="paragraph" style:parent-style-name="Heading_20_3">
      <style:text-properties officeooo:rsid="49755e66" officeooo:paragraph-rsid="47b5825f"/>
    </style:style>
    <style:style style:name="P62" style:family="paragraph" style:parent-style-name="Heading_20_3">
      <style:text-properties officeooo:paragraph-rsid="47b6c19a"/>
    </style:style>
    <style:style style:name="P63" style:family="paragraph" style:parent-style-name="Heading_20_5">
      <style:text-properties officeooo:paragraph-rsid="47af89c9"/>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1"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3"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4"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 style:family="text">
      <style:text-properties officeooo:rsid="475f006f"/>
    </style:style>
    <style:style style:name="T46" style:family="text">
      <style:text-properties officeooo:rsid="476297dd"/>
    </style:style>
    <style:style style:name="T47" style:family="text">
      <style:text-properties officeooo:rsid="4763b2ae"/>
    </style:style>
    <style:style style:name="T48" style:family="text">
      <style:text-properties officeooo:rsid="4764a8fe"/>
    </style:style>
    <style:style style:name="T49" style:family="text">
      <style:text-properties officeooo:rsid="47692f13"/>
    </style:style>
    <style:style style:name="T50" style:family="text">
      <style:text-properties officeooo:rsid="4774ff56"/>
    </style:style>
    <style:style style:name="T51"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officeooo:rsid="4782a103"/>
    </style:style>
    <style:style style:name="T53" style:family="text">
      <style:text-properties officeooo:rsid="4786fe01"/>
    </style:style>
    <style:style style:name="T54" style:family="text">
      <style:text-properties officeooo:rsid="4787e791"/>
    </style:style>
    <style:style style:name="T55" style:family="text">
      <style:text-properties officeooo:rsid="478aa364"/>
    </style:style>
    <style:style style:name="T56" style:family="text">
      <style:text-properties officeooo:rsid="47902666"/>
    </style:style>
    <style:style style:name="T57" style:family="text">
      <style:text-properties officeooo:rsid="47938b2a"/>
    </style:style>
    <style:style style:name="T58" style:family="text">
      <style:text-properties officeooo:rsid="479ac78c"/>
    </style:style>
    <style:style style:name="T59" style:family="text">
      <style:text-properties officeooo:rsid="47a111c8"/>
    </style:style>
    <style:style style:name="T60" style:family="text">
      <style:text-properties fo:font-variant="normal" fo:text-transform="none" fo:color="#0000ff" style:font-name="Lucida Sans Unicode" fo:font-size="12pt" fo:letter-spacing="normal" fo:font-style="normal" style:text-underline-style="solid" style:text-underline-width="auto" style:text-underline-color="font-color" fo:font-weight="normal" loext:padding="0cm" loext:border="none"/>
    </style:style>
    <style:style style:name="T61" style:family="text">
      <style:text-properties fo:font-variant="normal" fo:text-transform="none" fo:color="#0000ff" style:font-name="Lucida Sans Unicode" fo:font-size="6pt" fo:letter-spacing="normal" fo:font-style="normal" fo:font-weight="normal" loext:padding="0cm" loext:border="none"/>
    </style:style>
    <style:style style:name="T62" style:family="text">
      <style:text-properties fo:font-variant="normal" fo:text-transform="none" fo:color="#0000ff" style:font-name="Tahoma" fo:font-size="11pt" fo:letter-spacing="normal" fo:font-style="normal" fo:font-weight="normal" loext:padding="0cm" loext:border="none"/>
    </style:style>
    <style:style style:name="T63" style:family="text">
      <style:text-properties officeooo:rsid="47ad3a45"/>
    </style:style>
    <style:style style:name="T64" style:family="text">
      <style:text-properties officeooo:rsid="47d1094b"/>
    </style:style>
    <style:style style:name="T65" style:family="text">
      <style:text-properties officeooo:rsid="47d1f86f"/>
    </style:style>
    <style:style style:name="T66" style:family="text">
      <style:text-properties officeooo:rsid="47d39ec9"/>
    </style:style>
    <style:style style:name="T67" style:family="text">
      <style:text-properties officeooo:rsid="47cf1f8f"/>
    </style:style>
    <style:style style:name="T68" style:family="text">
      <style:text-properties officeooo:rsid="47b18bc0"/>
    </style:style>
    <style:style style:name="T69" style:family="text">
      <style:text-properties officeooo:rsid="49104d00"/>
    </style:style>
    <style:style style:name="T70" style:family="text">
      <style:text-properties officeooo:rsid="47fda51c"/>
    </style:style>
    <style:style style:name="T71" style:family="text">
      <style:text-properties officeooo:rsid="49732992"/>
    </style:style>
    <style:style style:name="T72" style:family="text">
      <style:text-properties officeooo:rsid="4972f64e"/>
    </style:style>
    <style:style style:name="T73" style:family="text">
      <style:text-properties officeooo:rsid="4976ce86"/>
    </style:style>
    <style:style style:name="T74" style:family="text">
      <style:text-properties officeooo:rsid="49755e6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lu</text:p>
      <text:p text:style-name="P7"/>
      <text:p text:style-name="P6"/>
      <text:p text:style-name="P6"/>
      <text:p text:style-name="P35">Dračák</text:p>
      <text:p text:style-name="P31"/>
      <text:p text:style-name="P31"/>
      <text:p text:style-name="P36">podle staré školy</text:p>
      <text:p text:style-name="P32"/>
      <text:p text:style-name="P37">BESTIÁŘ</text:p>
      <text:p text:style-name="P32"/>
      <text:p text:style-name="P33"/>
      <text:p text:style-name="P32"/>
      <text:p text:style-name="P32"/>
      <text:p text:style-name="P32"/>
      <text:p text:style-name="P32"/>
      <text:p text:style-name="P32"/>
      <text:p text:style-name="P34"><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9"><text:a xlink:type="simple" xlink:href="#__RefHeading___Toc301_2547754490" text:style-name="Internet_20_link" text:visited-style-name="Internet_20_link">Léčivé masti a kameny</text:a><text:tab/>3</text:p>
          <text:p text:style-name="P40"><text:a xlink:type="simple" xlink:href="#__RefHeading___Toc303_2547754490" text:style-name="Internet_20_link" text:visited-style-name="Internet_20_link">Neobvyklé předměty</text:a><text:tab/>4</text:p>
          <text:p text:style-name="P40"><text:a xlink:type="simple" xlink:href="#__RefHeading___Toc305_2547754490" text:style-name="Internet_20_link" text:visited-style-name="Internet_20_link">Schopnosti předmětů</text:a><text:tab/>5</text:p>
        </text:index-body>
      </text:table-of-content>
      <text:p text:style-name="P38"/>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51" text:outline-level="2">TODO:</text:h>
      <text:h text:style-name="Heading_20_1" text:outline-level="1">B<text:span text:style-name="T45">estiář</text:span></text:h>
      <text:h text:style-name="P53" text:outline-level="3">Duše</text:h>
      <text:p text:style-name="P15"><text:span text:style-name="T11">Duše před</text:span><text:span text:style-name="T9">stavuje nesmrtelnou, nehmotnou č</text:span><text:span text:style-name="T15">ást</text:span><text:span text:style-name="T9">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51">duševní</text:span><text:span text:style-name="T9"> zranění.<text:line-break/><text:tab/>Duše souvisí s kouzly a magií – tvorové, kteří nemají duši, nemohou kouzlit ani používat kouzelné předměty. Mohou ale používat lektvary a ostatní alchymistické výrobky, protože t</text:span><text:span text:style-name="T13">y jsou kouzlen</text:span><text:span text:style-name="T16">é</text:span><text:span text:style-name="T13"> díky</text:span><text:span text:style-name="T9"> magenergi</text:span><text:span text:style-name="T13">i</text:span><text:span text:style-name="T9">,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0"><text:line-break/><text:tab/>K</text:span><text:span text:style-name="T11">dyž je duše </text:span><text:span text:style-name="T12">z těla</text:span><text:span text:style-name="T11"> vypuzena jinak než smrtí, tělo žije dál, ale jde pak o tvora bez duše – nemůže kouzlit ani používat magické předměty</text:span><text:span text:style-name="T14">,</text:span><text:span text:style-name="T11"> chová se jako zvíře </text:span><text:span text:style-name="T14">a nepůsobí na </text:span><text:span text:style-name="T17">něj</text:span><text:span text:style-name="T14"> duševní či psychická kouzla a schopnosti</text:span><text:span text:style-name="T11">.</text:span></text:p>
      <text:h text:style-name="P54" text:outline-level="3"><text:soft-page-break/>C<text:span text:style-name="T63">izí světy</text:span></text:h>
      <text:p text:style-name="P16"><text:span text:style-name="T30">K</text:span><text:span text:style-name="T31">romě světa, v </text:span><text:span text:style-name="T32">němž</text:span><text:span text:style-name="T31">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29">t</text:span><text:span text:style-name="T30">ito tvorové nemohou v našem fyzickém světě umřít. Mohou být pouze vypuzeni tam, odkud přišli.</text:span></text:p>
      <text:h text:style-name="Heading_20_3" text:outline-level="3">Sféry</text:h>
      <text:p text:style-name="P13"><text:span text:style-name="T24">S</text:span><text:span text:style-name="T58">féry jsou jakési pomyslné „</text:span><text:span text:style-name="T24">v</text:span><text:span text:style-name="T26">rstvy</text:span><text:span text:style-name="T58">“ okolo fyzického světa.</text:span><text:span text:style-name="T23"> </text:span><text:span text:style-name="T25">Nejde o fyzické světy – není v nich čas </text:span><text:span text:style-name="T26">a</text:span><text:span text:style-name="T25"> prostor a jejich „obyvatelé“ tedy nemají fyzická těla, pouze duši. </text:span><text:span text:style-name="T27">S bytostmi ve sférách je možné navázat kontakt, případně je přivolat do našeho světa. Ani v tom případě ale nemají vlastní tělo, mohou buď </text:span><text:span text:style-name="T28">někoho</text:span><text:span text:style-name="T27"> posednout nebo přebývat v nějakém předmětu.</text:span></text:p>
      <text:h text:style-name="P55" text:outline-level="3">Dimenze</text:h>
      <text:p text:style-name="P14"><text:span text:style-name="T59">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29">t</text:span><text:span text:style-name="T59">ito tvorové nemohou v našem fyzickém světě definitivně umřít. Mohou být ale vypuzeni zpět do své domovské dimenze.</text:span></text:p>
      <text:h text:style-name="P52" text:outline-level="2"><text:soft-page-break/>Nemrtví</text:h>
      <text:p text:style-name="P19"><text:span text:style-name="T52">Nemrtví jsou tvorové, kteří zemřeli, ale </text:span><text:span text:style-name="T18">jejich duše j</text:span><text:span text:style-name="T21">e</text:span><text:span text:style-name="T18"> uvězněna ve fyzickém světě.</text:span></text:p>
      <text:p text:style-name="P19"><text:span text:style-name="T18">- </text:span><text:span text:style-name="T19">může b</text:span><text:span text:style-name="T22">ýt</text:span><text:span text:style-name="T19"> uvězněna ve fyzickém těle</text:span></text:p>
      <text:p text:style-name="P19"><text:span text:style-name="T19">- </text:span><text:span text:style-name="T21">může být vázána k nějakému předmětu nebo místu</text:span></text:p>
      <text:p text:style-name="P19"><text:span text:style-name="T21">- </text:span><text:span text:style-name="T33">v případě nemrtvých je to vždy duše původního těla.</text:span></text:p>
      <text:h text:style-name="P57" text:outline-level="3"><text:bookmark-start text:name="__RefHeading___Toc472_36631795"/>Nižší nemrtví<text:bookmark-end text:name="__RefHeading___Toc472_36631795"/></text:h>
      <text:p text:style-name="P19">- <text:span text:style-name="T53">nemají vlastní vůli (může a nemusí je někdo ovládat)</text:span></text:p>
      <text:p text:style-name="P11">kostlivec</text:p>
      <text:p text:style-name="P11">zombie</text:p>
      <text:p text:style-name="P11">- <text:span text:style-name="T55">má vůbec duši? Možná by nemusela mít. Respektive její duše někde uvězněna je, ale ne nutně v jejím těle. Nemůže odejít moc daleko od místa, kde je uvězněna její duše.</text:span></text:p>
      <text:h text:style-name="P57" text:outline-level="3"><text:bookmark-start text:name="__RefHeading___Toc474_36631795"/>Vyšší nemrtví<text:bookmark-end text:name="__RefHeading___Toc474_36631795"/></text:h>
      <text:p text:style-name="P19">- <text:span text:style-name="T53">mají vlastní vůli</text:span></text:p>
      <text:p text:style-name="P9">ghůl (jako zombie, ale s vlastní vůlí)</text:p>
      <text:p text:style-name="P9">kostlivý mág, kostlivý bojovník... <text:span text:style-name="T54">kostěj?</text:span></text:p>
      <text:p text:style-name="P12">duch</text:p>
      <text:p text:style-name="P12">- nemá hmotné tělo ani obraz. Projevuje se pouze nepřímo (hýbáním předměty a tak).</text:p>
      <text:p text:style-name="P12">přízrak</text:p>
      <text:p text:style-name="P12"><text:soft-page-break/>- nemá hmotné tělo, je ale vidět.</text:p>
      <text:p text:style-name="P10">fext</text:p>
      <text:p text:style-name="P10">- <text:span text:style-name="T57">hmotné tělo posílené magií</text:span></text:p>
      <text:p text:style-name="P11">mumie</text:p>
      <text:h text:style-name="P52" text:outline-level="2"><text:bookmark-start text:name="__RefHeading___Toc476_36631795"/>Démoni<text:bookmark-end text:name="__RefHeading___Toc476_36631795"/></text:h>
      <text:p text:style-name="P19"><text:span text:style-name="T2">D</text:span><text:span text:style-name="T34">émoni jsou nehmotné bytosti</text:span><text:span text:style-name="T35"> původem</text:span><text:span text:style-name="T34"> mimo </text:span><text:span text:style-name="T35">náš</text:span><text:span text:style-name="T34"> svět. </text:span><text:span text:style-name="T35">Nemohou sem přijít sami o sobě, někdo je vždy musí přivolat. Mohou </text:span><text:span text:style-name="T36">buď posednout nějakého živého tvora, vstoupit do nějakého předmětu, nebo si vytvořit vlastní tělo. Pro všechny démony je společné, že nemohou skutečně umřít, mohou být pouze v</text:span><text:span text:style-name="T37">yhnáni</text:span><text:span text:style-name="T36"> zpět tam, odkud přišli.</text:span></text:p>
      <text:h text:style-name="P57" text:outline-level="3"><text:bookmark-start text:name="__RefHeading___Toc478_36631795"/>Vy<text:span text:style-name="T44">mítání</text:span> démonů<text:bookmark-end text:name="__RefHeading___Toc478_36631795"/></text:h>
      <text:p text:style-name="P19">/<text:span text:style-name="T64">* exorcism */</text:span></text:p>
      <text:p text:style-name="P17">Démon je vyhnán z hostitele, <text:span text:style-name="T65">ale ne nutně z našeho světa</text:span>.</text:p>
      <text:p text:style-name="P18">Je možné ho při tom lapit (do magického kruhu, do magického lapače démonů a podobně).</text:p>
      <text:p text:style-name="P17">Kdo by to měl umět?</text:p>
      <text:p text:style-name="P19">- <text:span text:style-name="T66">exorcismus kněz, banishing kouzelník</text:span></text:p>
      <text:h text:style-name="P57" text:outline-level="3"><text:bookmark-start text:name="__RefHeading___Toc480_36631795"/>Vyhošťování démonů<text:bookmark-end text:name="__RefHeading___Toc480_36631795"/></text:h>
      <text:p text:style-name="P19">/<text:span text:style-name="T67">* banish */</text:span></text:p>
      <text:p text:style-name="P19"><text:soft-page-break/>- <text:span text:style-name="T67">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57" text:outline-level="3"><text:bookmark-start text:name="__RefHeading___Toc482_36631795"/>Ochranné kruhy<text:bookmark-end text:name="__RefHeading___Toc482_36631795"/></text:h>
      <text:p text:style-name="P19">- <text:span text:style-name="T50">dokud je kruh nepoškozený, démon nemůže dovnitř ani ven</text:span></text:p>
      <text:p text:style-name="P19">- <text:span text:style-name="T50">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57" text:outline-level="3"><text:bookmark-start text:name="__RefHeading___Toc484_36631795"/>Astrální démoni<text:bookmark-end text:name="__RefHeading___Toc484_36631795"/></text:h>
      <text:p text:style-name="P19">- <text:span text:style-name="T46">nemají hmotné tělo, jen duši. Posedávají hostitele. Dají se vymýtat.</text:span></text:p>
      <text:p text:style-name="P19">- <text:span text:style-name="T47">při smrti hostitele mohou a nemusejí posednout někoho jiného poblíž (obecně by je měla smrt hostitele vyhnat)</text:span></text:p>
      <text:p text:style-name="P19">- <text:span text:style-name="T48">obvykle je někdo </text:span><text:span text:style-name="T3">p</text:span><text:span text:style-name="T4">ři</text:span><text:span text:style-name="T48">volá omylem, místo jiného démona</text:span></text:p>
      <text:h text:style-name="P63" text:outline-level="5">Vymítání astrálních démonů</text:h>
      <text:h text:style-name="P47" text:outline-level="4">Démon hamižnosti</text:h>
      <text:h text:style-name="P47" text:outline-level="4">Démon chtíče</text:h>
      <text:h text:style-name="P47" text:outline-level="4">Démon neživota</text:h>
      <text:p text:style-name="P19">- <text:span text:style-name="T48">zabíjí, z mrtvol se stávají zombie</text:span></text:p>
      <text:h text:style-name="P57" text:outline-level="3"><text:bookmark-start text:name="__RefHeading___Toc486_36631795"/><text:soft-page-break/><text:span text:style-name="T40">D</text:span><text:span text:style-name="T41">émoni z j</text:span><text:span text:style-name="T43">iných</text:span><text:span text:style-name="T41"> d</text:span><text:span text:style-name="T42">imenzí</text:span><text:bookmark-end text:name="__RefHeading___Toc486_36631795"/></text:h>
      <text:p text:style-name="P8">- mají „hmotné tělo“. <text:span text:style-name="T56">Jejich duše je zároveň tělem, není je možné oddělit.</text:span></text:p>
      <text:p text:style-name="P19"><text:span text:style-name="T49">- </text:span><text:span text:style-name="T5">neposedávají a nedají se tedy vymýtat. Mohou ale někoho magicky ovládat.</text:span></text:p>
      <text:p text:style-name="P19"><text:span text:style-name="T5">- </text:span><text:span text:style-name="T7">není je možné definitivně zabít,</text:span><text:span text:style-name="T5"> </text:span><text:span text:style-name="T6">dají se </text:span><text:span text:style-name="T7">pouze</text:span><text:span text:style-name="T6"> zahnat (bahish) zpět do své domovské dimenze</text:span></text:p>
      <text:p text:style-name="P19"><text:span text:style-name="T6">- </text:span><text:span text:style-name="T8">tělo zabitého démona zmizí (leda by mu v tom někdo zabránil). </text:span><text:span text:style-name="T20">Důvod: Protože zmizí jejich duše a ta je zároveň jejich tělem.</text:span></text:p>
      <text:h text:style-name="P52" text:outline-level="2"><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0"> </text:span></text:p>
      <text:p text:style-name="P20"/>
      <text:p text:style-name="Text_20_body"/>
      <text:h text:style-name="P50" text:outline-level="1"><text:span text:style-name="Emphasis"><text:span text:style-name="T60">BAZILIŠEK</text:span></text:span></text:h>
      <text:p text:style-name="P41"><text:span text:style-name="Emphasis"><text:span text:style-name="T62">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42"> </text:p>
      <text:p text:style-name="P43">KERBEROS</text:p>
      <text:p text:style-name="P44">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42"> </text:p>
      <text:p text:style-name="P43">ZPLOZENEC LEVIATANÚV</text:p>
      <text:p text:style-name="P44">Mořský ďábel potápějící lodě mořeplavců. Podle Iegendy byl potomkem Leviatana, krutého vodního hada, největší obludy všech dob a zvířete Onagera.</text:p>
      <text:p text:style-name="P42"> </text:p>
      <text:p text:style-name="P43">PERMONÍK (Perkmon)</text:p>
      <text:p text:style-name="P44">Trpasličí ďáblové usídlení ve štolách. Zlomyslné, nepřátelské bytosti usilující o život havířů a o zmar jejich díla.</text:p>
      <text:p text:style-name="P42"> </text:p>
      <text:p text:style-name="P43">POCHVIST (Ledový d'ábel)</text:p>
      <text:p text:style-name="P44"><text:soft-page-break/>Démon žijící v horách. Tento ohromný tvor, pohybujíci se na dlouhých nohách, prý vášnivě rád shazoval lidi i zvířata do strží.</text:p>
      <text:p text:style-name="P42"> </text:p>
      <text:p text:style-name="P43">ŠUST</text:p>
      <text:p text:style-name="P44">Lesní ďáblík modravého světélkování těla. Mužík maličkého těla a ohromné hlavy s výraznýma, jakoby mongoloidníma očima a dlouhými kníry. Člověku neusiluje o život, ale o majetek.</text:p>
      <text:p text:style-name="P42"> </text:p>
      <text:p text:style-name="P43">SATYR (Faun, Pan či Silén)</text:p>
      <text:p text:style-name="P44">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42"> </text:p>
      <text:p text:style-name="P42"> </text:p>
      <text:p text:style-name="P42"> </text:p>
      <text:p text:style-name="P43">ŠOTEK (Křistek, Parkus, Zmok, Plevelec, Plivník, Rarach nebo také Kokeš)</text:p>
      <text:p text:style-name="P41"><text:span text:style-name="Emphasis"><text:span text:style-name="T61">Domácí ďáblík sloužící člověku. Za službu žádá jedinou odměnu - duši velitele. Může mít podobu malého človíčka nebo černého kuřete. Šumavské legendy uvádějí i bílou kočku. V domě, kde žil člověk, 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Discarded monsters</text:h>
      <text:h text:style-name="P56" text:outline-level="3">Bron</text:h>
      <text:p text:style-name="P21">- <text:span text:style-name="T69">asi nebrat?</text:span></text:p>
      <text:h text:style-name="P58" text:outline-level="3">Kentaur</text:h>
      <text:p text:style-name="P27">TODO</text:p>
      <text:h text:style-name="P59" text:outline-level="3">Dra<text:span text:style-name="T70">ci</text:span></text:h>
      <text:p text:style-name="P21">/<text:span text:style-name="T68">*</text:span></text:p>
      <text:p text:style-name="P23">Tohle nebrat, rozdělení bude podle barev (a tomu bude automaticky odpovídat živel), ne podle živlů.</text:p>
      <text:p text:style-name="P22">Duhový - </text:p>
      <text:p text:style-name="P22">Ledový -</text:p>
      <text:p text:style-name="P22">Ohnivý -</text:p>
      <text:p text:style-name="P24">*/</text:p>
      <text:h text:style-name="P60" text:outline-level="3">Lid kočičí</text:h>
      <text:p text:style-name="P28">- <text:span text:style-name="T72">velice čistotní</text:span></text:p>
      <text:p text:style-name="P28">- <text:span text:style-name="T72">9 životů</text:span></text:p>
      <text:p text:style-name="P25">- <text:span text:style-name="T71">mají rádi perly</text:span></text:p>
      <text:h text:style-name="P61" text:outline-level="3"><text:soft-page-break/>Mlok</text:h>
      <text:p text:style-name="P29">- <text:span text:style-name="T74">žijí ve vodě</text:span></text:p>
      <text:p text:style-name="P29">- <text:span text:style-name="T74">podobají se lidem, mají ale kulatější hlavy a dlouhý silný ocas</text:span></text:p>
      <text:p text:style-name="P29">- <text:span text:style-name="T74">teplota podle prostřední (jsou studenokrevní)</text:span></text:p>
      <text:p text:style-name="P29">- <text:span text:style-name="T74">kmenová struktura</text:span></text:p>
      <text:p text:style-name="P26">- <text:span text:style-name="T73">jsou velice učenliví a napodobují to, co vidí u </text:span><text:span text:style-name="T38">o</text:span><text:span text:style-name="T39">statních ras</text:span><text:span text:style-name="T73"> (obvykle ale nerozumí tomu, proč to dělají)</text:span></text:p>
      <text:h text:style-name="P62" text:outline-level="3">Skřítek</text:h>
      <text:p text:style-name="P30">- 30 cm (lidem po kolena)</text:p>
      <text:p text:style-name="P30">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46">/* Zní mi to jako ultra trolling tool. Možná by účinky měly bejt dočasný (1 den?) */</text:p>
      <text:h text:style-name="Heading_20_3" text:outline-level="3">Zvířata</text:h>
      <text:h text:style-name="P49" text:outline-level="4">Medvěd jeskynní</text:h>
      <text:h text:style-name="P48"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01T15:58:31.778000000</dc:date>
    <meta:print-date>2113-01-01T00:00:00</meta:print-date>
    <meta:editing-cycles>22528</meta:editing-cycles>
    <meta:editing-duration>P67DT2H54M20S</meta:editing-duration>
    <meta:generator>LibreOffice/6.0.5.2$Windows_X86_64 LibreOffice_project/54c8cbb85f300ac59db32fe8a675ff7683cd5a16</meta:generator>
    <meta:document-statistic meta:table-count="0" meta:image-count="0" meta:object-count="0" meta:page-count="12" meta:paragraph-count="126" meta:word-count="1360" meta:character-count="8401" meta:non-whitespace-character-count="7139"/>
  </office:meta>
</office:document-meta>
</file>